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style:font-name="DejaVu Sans Mono" fo:font-size="11pt" style:font-size-asian="11pt" style:font-size-complex="11pt"/>
    </style:style>
    <style:style style:name="P3" style:family="paragraph" style:parent-style-name="Text_20_body"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DejaVu Sans Mono" fo:font-size="11pt" style:font-size-asian="11pt" style:font-size-complex="11pt"/>
    </style:style>
    <style:style style:name="P9" style:family="paragraph" style:parent-style-name="Text_20_body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e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ingt ds Glück eim</text:p>
      <text:p text:style-name="P2"><text:span text:style-name="T2">2004 </text:span>Züri West <text:s/></text:p>
      <text:p text:style-name="P2"/>
      <text:p text:style-name="P3">E |H <text:s/>|fis |fis A| 2x als Intro<text:tab/><text:tab/><text:tab/><text:tab/><text:tab/><text:span text:style-name="T2">109</text:span></text:p>
      <text:p text:style-name="P3"/>
      <text:p text:style-name="P3">Irgendwenn chunnt me immer a<text:line-break/>Irgendeinisch geit's gäng wieder witer<text:line-break/>Du chasch no so töiff ir Sosse schtah<text:line-break/>Irgendwenn chunnt me immer a<text:line-break/>Irgendwo geit e Türe uf<text:line-break/>Viellech nume ganz e schmale Schpaut<text:line-break/>öpper schteit uf irgendöppis druf<text:line-break/>U irgendwo geit e Türe uf</text:p>
      <text:p text:style-name="P3"/>
      <text:p text:style-name="P5">Refrain:<text:line-break/>Irgendeinisch fingt ds Glück eim<text:line-break/>Irgendwo uf em e Parkplatz<text:line-break/>Plötzlech schmöckt's wieder wie daheim<text:line-break/>Irgendeinisch fingt ds Glück eim</text:p>
      <text:p text:style-name="P3"/>
      <text:p text:style-name="P3">E |H <text:s/>|fis |fis A| 2x </text:p>
      <text:p text:style-name="P3"><text:line-break/>Irgendwenn weisch wär d'bisch<text:line-break/>Irgendwenn weisch genau wo de häre ghörsch<text:line-break/>öpper schteut es zwöits Tassli uf e Tisch<text:line-break/>Irgendwenn weisch wär d'bisch</text:p>
      <text:p text:style-name="P3"/>
      <text:p text:style-name="P5">Refrain:<text:line-break/>Irgendeinisch fingt ds Glück eim<text:line-break/>Irgend an ere Bushautschteu<text:line-break/>Plötzlech schmöckt's wieder wie daheim<text:line-break/>Irgendeinisch fingt ds Glück eim</text:p>
      <text:p text:style-name="P5"/>
      <text:p text:style-name="P6">E |H <text:s/>|fis |fis A| 2x</text:p>
      <text:p text:style-name="P6"/>
      <text:p text:style-name="P6">(Strophe reduziert):<text:line-break/>Irgendwo geit e Türe uf<text:line-break/>irgendeinisch geits gäng wider witer<text:line-break/>irgendöpper schteit uf irgendöppis druf<text:line-break/>U irgendwo geit e Türe uf</text:p>
      <text:p text:style-name="P6"/>
      <text:p text:style-name="P4"><text:span text:style-name="T1">Refrain:</text:span><text:line-break/><text:span text:style-name="T1">Irgendeinisch fingt ds Glück eim<text:line-break/>Irgendwo amne Chuchitisch<text:line-break/>Plötzlech schmöckt's wieder wie daheim<text:line-break/>Irgendeinisch fingt ds Glück eim</text:span></text:p>
      <text:p text:style-name="P5">Irgendeinisch fingt ds Glück eim 3x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05cm" fo:margin-bottom="1.205cm" fo:margin-left="3.81cm" fo:margin-right="0.58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1-20T12:34:29</meta:creation-date>
    <dc:date>2020-08-16T11:57:07.261857123</dc:date>
    <meta:editing-duration>PT1H24M2S</meta:editing-duration>
    <meta:editing-cycles>12</meta:editing-cycles>
    <meta:generator>LibreOffice/5.1.6.2$Linux_X86_64 LibreOffice_project/10m0$Build-2</meta:generator>
    <meta:print-date>2012-06-10T12:36:13</meta:print-date>
    <meta:printed-by>benutzer </meta:printed-by>
    <meta:document-statistic meta:table-count="0" meta:image-count="0" meta:object-count="0" meta:page-count="1" meta:paragraph-count="12" meta:word-count="185" meta:character-count="1118" meta:non-whitespace-character-count="934"/>
  </office:meta>
</office:document-meta>
</file>